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F" svg:font-family=""/>
    <style:font-face style:name="Lohit Devanagari1" svg:font-family="'Lohit Devanagari'"/>
    <style:font-face style:name="Open Sans" svg:font-family="'Open Sans'" style:font-family-generic="swiss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3.17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6.255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COVID 19 Diet Project Checkin 2</text:p>
          </draw:text-box>
        </draw:frame>
        <draw:frame presentation:style-name="pr2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asks Accomplished</text:p>
              </text:list-item>
              <text:list-item>
                <text:p>Conclusions Drawn</text:p>
              </text:list-item>
              <text:list-item>
                <text:p>Next Step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2" draw:text-style-name="P1" draw:layer="layout" svg:width="29.832cm" svg:height="12.954cm" svg:x="1.524cm" svg:y="5.334cm" presentation:class="outline" presentation:user-transformed="true">
          <draw:text-box>
            <text:p>LASSO: Maybe we can compare with the results of bryan’s ridge regression</text:p>
            <text:p/>
            <text:p>SHAP: for feature importance</text:p>
            <text:p/>
            <text:p>Boosting: we will compare boosting to bryan’s ridge regression using cross validation.</text:p>
            <text:p/>
            <text:p>Goal? What is the point of getting feature importance across datasets?</text:p>
            <text:p/>
            <text:p>Goal for project check in 3: recommender system? Is this the kind of problem that fits this?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Mixture Regression on Clusters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LASSO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Boosting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SHAP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Random Forest/DT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9.996cm" svg:height="16.255cm" svg:x="1.664cm" svg:y="2.338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F" svg:font-family=""/>
    <style:font-face style:name="Lohit Devanagari1" svg:font-family="'Lohit Devanagari'"/>
    <style:font-face style:name="Open Sans" svg:font-family="'Open Sans'" style:font-family-generic="swiss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Open Sans" fo:font-family="'Open Sans'" style:font-family-generic="swiss" fo:font-size="10pt" fo:language="en" fo:country="US" style:letter-kerning="true" style:font-name-asian="Lohit Devanagari" style:font-family-asian="'Lohit Devanagari'" style:font-pitch-asian="variable" style:language-asian="hi" style:country-asian="IN" style:font-name-complex="Open Sans" style:font-family-complex="'Open Sans'" style:font-family-generic-complex="swiss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Open Sans" fo:font-family="'Open Sans'" style:font-family-generic="swiss" fo:font-size="12pt"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style:font-name="Open Sans" fo:font-family="'Open Sans'" style:font-family-generic="swiss" fo:font-size="12pt" fo:font-style="italic" style:font-name-asian="Lohit Devanagari1" style:font-family-asian="'Lohit Devanagari'" style:font-size-asian="12pt" style:font-style-asian="italic"/>
    </style:style>
    <style:style style:name="List" style:family="graphic">
      <style:paragraph-properties fo:margin-top="0cm" fo:margin-bottom="0.436cm" fo:line-height="115%" style:text-autospace="none"/>
      <style:text-properties style:font-name="Open Sans" fo:font-family="'Open Sans'" style:font-family-generic="swiss" fo:font-size="12pt"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Open Sans" fo:font-family="'Open Sans'" style:font-family-generic="swiss" fo:font-size="14pt" style:font-name-asian="Lohit Devanagari" style:font-family-asian="'Lohit Devanagari'" style:font-pitch-asian="variable" style:font-size-asian="14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0:32:12.283430744</meta:creation-date>
    <meta:editing-duration>PT3H36M28S</meta:editing-duration>
    <meta:editing-cycles>4</meta:editing-cycles>
    <meta:generator>LibreOffice/6.4.6.2$Linux_X86_64 LibreOffice_project/40$Build-2</meta:generator>
    <dc:title>Vivid</dc:title>
    <dc:date>2021-04-06T22:39:09.832280595</dc:date>
    <meta:document-statistic meta:object-count="71"/>
  </office:meta>
</office:document-meta>
</file>